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0.0008in solid #000000" fo:border-right="none" fo:border-top="none"/>
    </style:style>
    <style:style style:name="ce2" style:family="table-cell" style:parent-style-name="Default">
      <style:table-cell-properties fo:border-bottom="none" fo:border-left="none" fo:border-right="0.0346in solid #000000" fo:border-top="none"/>
    </style:style>
    <style:style style:name="ce3" style:family="table-cell" style:parent-style-name="Default">
      <style:table-cell-properties fo:border-bottom="0.0346in solid #000000" fo:border-left="none" fo:border-right="none" fo:border-top="none"/>
    </style:style>
    <style:style style:name="ce4" style:family="table-cell" style:parent-style-name="Default">
      <style:table-cell-properties fo:border="0.0138in solid #000000"/>
    </style:style>
    <style:style style:name="ce5" style:family="table-cell" style:parent-style-name="Default">
      <style:table-cell-properties fo:border-bottom="0.0346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3" table:default-cell-style-name="ce4"/>
        <table:table-column table:style-name="co2" table:default-cell-style-name="ce4"/>
        <table:table-row table:style-name="ro1">
          <table:table-cell table:style-name="ce1" office:value-type="string">
            <text:p>Task</text:p>
          </table:table-cell>
          <table:table-cell table:style-name="ce3" office:value-type="string">
            <text:p>Optimistic</text:p>
          </table:table-cell>
          <table:table-cell table:style-name="ce3" office:value-type="string">
            <text:p>Most Likely</text:p>
          </table:table-cell>
          <table:table-cell table:style-name="ce3" office:value-type="string">
            <text:p>Pessimistic</text:p>
          </table:table-cell>
          <table:table-cell table:style-name="ce5" office:value-type="string">
            <text:p>Expected Tim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 ([.B2] + ([.C2] * 4) + [.D2])/6" office:value-type="float" office:value="7">
            <text:p>7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 ([.B3] + ([.C3] * 4) + [.D3])/6" office:value-type="float" office:value="9">
            <text:p>9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 ([.B4] + ([.C4] * 4) + [.D4])/6" office:value-type="float" office:value="3">
            <text:p>3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 ([.B5] + ([.C5] * 4) + [.D5])/6" office:value-type="float" office:value="5">
            <text:p>5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 ([.B6] + ([.C6] * 4) + [.D6])/6" office:value-type="float" office:value="6">
            <text:p>6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 ([.B7] + ([.C7] * 4) + [.D7])/6" office:value-type="float" office:value="5">
            <text:p>5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 ([.B8] + ([.C8] * 4) + [.D8])/6" office:value-type="float" office:value="4">
            <text:p>4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 ([.B9] + ([.C9] * 4) + [.D9])/6" office:value-type="float" office:value="4">
            <text:p>4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 ([.B10] + ([.C10] * 4) + [.D10])/6" office:value-type="float" office:value="5">
            <text:p>5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 ([.B11] + ([.C11] * 4) + [.D11])/6" office:value-type="float" office:value="6.83333333333333">
            <text:p>6.833333333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5/28/2014</text:date>, <text:time>19:4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9:36:30.45</meta:creation-date>
    <dc:date>2014-05-28T19:41:39.57</dc:date>
    <meta:editing-duration>PT5M9S</meta:editing-duration>
    <meta:editing-cycles>1</meta:editing-cycles>
    <meta:document-statistic meta:table-count="3" meta:cell-count="55" meta:object-count="0"/>
    <meta:generator>OpenOffice.org/3.4.1$Win32 OpenOffice.org_project/341m1$Build-9593</meta:generator>
  </office:meta>
</office:document-meta>
</file>